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cs" fo:country="CZ" officeooo:rsid="00697d37" officeooo:paragraph-rsid="00697d37"/>
    </style:style>
    <style:style style:name="P2" style:family="paragraph" style:parent-style-name="Standard">
      <style:text-properties fo:language="cs" fo:country="CZ" officeooo:rsid="006d167e" officeooo:paragraph-rsid="006d167e"/>
    </style:style>
    <style:style style:name="P3" style:family="paragraph" style:parent-style-name="Standard">
      <style:text-properties fo:language="cs" fo:country="CZ" officeooo:rsid="006d167e" officeooo:paragraph-rsid="00c3b473"/>
    </style:style>
    <style:style style:name="P4" style:family="paragraph" style:parent-style-name="Standard">
      <style:text-properties fo:language="cs" fo:country="CZ" officeooo:rsid="0073c83a" officeooo:paragraph-rsid="0073c83a"/>
    </style:style>
    <style:style style:name="P5" style:family="paragraph" style:parent-style-name="Standard">
      <style:text-properties fo:language="cs" fo:country="CZ" officeooo:rsid="0073c83a" officeooo:paragraph-rsid="00d4c84c"/>
    </style:style>
    <style:style style:name="P6" style:family="paragraph" style:parent-style-name="Standard">
      <style:text-properties fo:language="cs" fo:country="CZ" officeooo:rsid="0076706e" officeooo:paragraph-rsid="0076706e"/>
    </style:style>
    <style:style style:name="P7" style:family="paragraph" style:parent-style-name="Standard">
      <style:text-properties fo:language="cs" fo:country="CZ" officeooo:rsid="0076706e" officeooo:paragraph-rsid="00d67a28"/>
    </style:style>
    <style:style style:name="P8" style:family="paragraph" style:parent-style-name="Standard">
      <style:text-properties fo:language="cs" fo:country="CZ" officeooo:rsid="0076706e" officeooo:paragraph-rsid="00d75f5d"/>
    </style:style>
    <style:style style:name="P9" style:family="paragraph" style:parent-style-name="Standard">
      <style:text-properties fo:language="cs" fo:country="CZ" officeooo:rsid="0079a264" officeooo:paragraph-rsid="007fde87"/>
    </style:style>
    <style:style style:name="P10" style:family="paragraph" style:parent-style-name="Standard">
      <style:text-properties fo:language="cs" fo:country="CZ" officeooo:rsid="0079a264" officeooo:paragraph-rsid="00d75f5d"/>
    </style:style>
    <style:style style:name="P11" style:family="paragraph" style:parent-style-name="Standard">
      <style:text-properties fo:language="cs" fo:country="CZ" officeooo:rsid="0079a264" officeooo:paragraph-rsid="00db73c7"/>
    </style:style>
    <style:style style:name="P12" style:family="paragraph" style:parent-style-name="Standard">
      <style:text-properties fo:language="cs" fo:country="CZ" officeooo:rsid="0081ca29" officeooo:paragraph-rsid="0081ca29"/>
    </style:style>
    <style:style style:name="P13" style:family="paragraph" style:parent-style-name="Standard">
      <style:text-properties fo:language="cs" fo:country="CZ" officeooo:rsid="0081ca29" officeooo:paragraph-rsid="00dfd30e"/>
    </style:style>
    <style:style style:name="P14" style:family="paragraph" style:parent-style-name="Standard">
      <style:text-properties fo:language="cs" fo:country="CZ" officeooo:rsid="0081f8d4" officeooo:paragraph-rsid="0081f8d4"/>
    </style:style>
    <style:style style:name="P15" style:family="paragraph" style:parent-style-name="Standard">
      <style:text-properties fo:language="cs" fo:country="CZ" officeooo:rsid="0082de12" officeooo:paragraph-rsid="0082de12"/>
    </style:style>
    <style:style style:name="P16" style:family="paragraph" style:parent-style-name="Standard">
      <style:text-properties fo:language="cs" fo:country="CZ" officeooo:rsid="0082de12" officeooo:paragraph-rsid="00e478a0"/>
    </style:style>
    <style:style style:name="P17" style:family="paragraph" style:parent-style-name="Standard">
      <style:text-properties fo:language="cs" fo:country="CZ" officeooo:rsid="0087bd64" officeooo:paragraph-rsid="0087bd64"/>
    </style:style>
    <style:style style:name="P18" style:family="paragraph" style:parent-style-name="Standard">
      <style:text-properties fo:language="cs" fo:country="CZ" officeooo:rsid="0087bd64" officeooo:paragraph-rsid="00e63a13"/>
    </style:style>
    <style:style style:name="P19" style:family="paragraph" style:parent-style-name="Standard">
      <style:text-properties fo:language="cs" fo:country="CZ" officeooo:rsid="0087bd64" officeooo:paragraph-rsid="00e92ce7"/>
    </style:style>
    <style:style style:name="P20" style:family="paragraph" style:parent-style-name="Standard">
      <style:text-properties fo:language="cs" fo:country="CZ" officeooo:rsid="0094f6d7" officeooo:paragraph-rsid="00f2efa0"/>
    </style:style>
    <style:style style:name="P21" style:family="paragraph" style:parent-style-name="Standard">
      <style:text-properties fo:language="cs" fo:country="CZ" officeooo:rsid="0094f6d7" officeooo:paragraph-rsid="00f3fc5c"/>
    </style:style>
    <style:style style:name="P22" style:family="paragraph" style:parent-style-name="Standard">
      <style:text-properties fo:language="cs" fo:country="CZ" officeooo:rsid="009a4d35" officeooo:paragraph-rsid="009a4d35"/>
    </style:style>
    <style:style style:name="P23" style:family="paragraph" style:parent-style-name="Standard">
      <style:text-properties fo:language="cs" fo:country="CZ" officeooo:rsid="009a4d35" officeooo:paragraph-rsid="00f9b5bb"/>
    </style:style>
    <style:style style:name="P24" style:family="paragraph" style:parent-style-name="Standard">
      <style:text-properties fo:language="cs" fo:country="CZ" officeooo:rsid="00a240ff" officeooo:paragraph-rsid="00a44cf9"/>
    </style:style>
    <style:style style:name="P25" style:family="paragraph" style:parent-style-name="Standard">
      <style:text-properties fo:language="cs" fo:country="CZ" officeooo:rsid="00a240ff" officeooo:paragraph-rsid="00fd88af"/>
    </style:style>
    <style:style style:name="P26" style:family="paragraph" style:parent-style-name="Standard">
      <style:text-properties fo:language="cs" fo:country="CZ" officeooo:rsid="00b65fdd" officeooo:paragraph-rsid="00c338ed"/>
    </style:style>
    <style:style style:name="P27" style:family="paragraph" style:parent-style-name="Standard">
      <style:text-properties fo:language="cs" fo:country="CZ" officeooo:rsid="00c2ea91" officeooo:paragraph-rsid="00c338ed"/>
    </style:style>
    <style:style style:name="P28" style:family="paragraph" style:parent-style-name="Standard">
      <style:text-properties fo:language="cs" fo:country="CZ" officeooo:rsid="00387cda" officeooo:paragraph-rsid="00c3b473"/>
    </style:style>
    <style:style style:name="P29" style:family="paragraph" style:parent-style-name="Standard">
      <style:text-properties fo:language="cs" fo:country="CZ" officeooo:rsid="00387cda" officeooo:paragraph-rsid="00cad6cb"/>
    </style:style>
    <style:style style:name="P30" style:family="paragraph" style:parent-style-name="Standard">
      <style:text-properties fo:language="cs" fo:country="CZ" officeooo:rsid="00719591" officeooo:paragraph-rsid="00719591"/>
    </style:style>
    <style:style style:name="P31" style:family="paragraph" style:parent-style-name="Standard">
      <style:text-properties fo:language="cs" fo:country="CZ" fo:font-style="italic" officeooo:rsid="0076706e" officeooo:paragraph-rsid="0076706e" style:font-style-asian="italic" style:font-style-complex="italic"/>
    </style:style>
    <style:style style:name="P32" style:family="paragraph" style:parent-style-name="Standard">
      <style:text-properties fo:language="cs" fo:country="CZ" officeooo:rsid="007e731e" officeooo:paragraph-rsid="00df6fba"/>
    </style:style>
    <style:style style:name="P33" style:family="paragraph" style:parent-style-name="Standard">
      <style:text-properties fo:language="cs" fo:country="CZ" officeooo:rsid="008e09ec" officeooo:paragraph-rsid="00eb006b"/>
    </style:style>
    <style:style style:name="P34" style:family="paragraph" style:parent-style-name="Standard">
      <style:text-properties fo:language="cs" fo:country="CZ" officeooo:rsid="008e09ec" officeooo:paragraph-rsid="00eba10e"/>
    </style:style>
    <style:style style:name="P35" style:family="paragraph" style:parent-style-name="Standard">
      <style:text-properties fo:language="cs" fo:country="CZ" officeooo:rsid="008e09ec" officeooo:paragraph-rsid="00ecf109"/>
    </style:style>
    <style:style style:name="P36" style:family="paragraph" style:parent-style-name="Standard">
      <style:text-properties fo:language="cs" fo:country="CZ" officeooo:rsid="008e09ec" officeooo:paragraph-rsid="00ed6d9b"/>
    </style:style>
    <style:style style:name="P37" style:family="paragraph" style:parent-style-name="Standard">
      <style:text-properties fo:language="cs" fo:country="CZ" officeooo:rsid="008e09ec" officeooo:paragraph-rsid="00f3fc5c"/>
    </style:style>
    <style:style style:name="P38" style:family="paragraph" style:parent-style-name="Standard">
      <style:paragraph-properties>
        <style:tab-stops>
          <style:tab-stop style:position="17.46mm"/>
        </style:tab-stops>
      </style:paragraph-properties>
      <style:text-properties fo:language="cs" fo:country="CZ" officeooo:rsid="00703cf8" officeooo:paragraph-rsid="00d67a28"/>
    </style:style>
    <style:style style:name="P39" style:family="paragraph" style:parent-style-name="Standard">
      <style:text-properties fo:language="cs" fo:country="CZ" officeooo:rsid="00eb006b" officeooo:paragraph-rsid="00eb006b"/>
    </style:style>
    <style:style style:name="P40" style:family="paragraph" style:parent-style-name="Standard">
      <style:text-properties fo:language="cs" fo:country="CZ" officeooo:rsid="0094505b" officeooo:paragraph-rsid="00ef4529"/>
    </style:style>
    <style:style style:name="P41" style:family="paragraph" style:parent-style-name="Standard">
      <style:text-properties fo:language="cs" fo:country="CZ" officeooo:rsid="0094505b" officeooo:paragraph-rsid="00f1a78c"/>
    </style:style>
    <style:style style:name="P42" style:family="paragraph" style:parent-style-name="Standard">
      <style:text-properties fo:language="cs" fo:country="CZ" officeooo:rsid="00abec56" officeooo:paragraph-rsid="00feb7a8"/>
    </style:style>
    <style:style style:name="P43" style:family="paragraph" style:parent-style-name="Standard">
      <style:text-properties fo:language="cs" fo:country="CZ" officeooo:rsid="00abec56" officeooo:paragraph-rsid="0103cb24"/>
    </style:style>
    <style:style style:name="P44" style:family="paragraph" style:parent-style-name="Standard">
      <style:text-properties fo:language="cs" fo:country="CZ" officeooo:rsid="00abec56" officeooo:paragraph-rsid="010568eb"/>
    </style:style>
    <style:style style:name="P45" style:family="paragraph" style:parent-style-name="Standard">
      <style:text-properties fo:language="cs" fo:country="CZ" officeooo:rsid="00a67bf4" officeooo:paragraph-rsid="00fe8a85"/>
    </style:style>
    <style:style style:name="P46" style:family="paragraph" style:parent-style-name="Standard">
      <style:text-properties fo:language="cs" fo:country="CZ" officeooo:rsid="00ad4225" officeooo:paragraph-rsid="0102f610"/>
    </style:style>
    <style:style style:name="P47" style:family="paragraph" style:parent-style-name="Standard">
      <style:text-properties officeooo:paragraph-rsid="00c338ed"/>
    </style:style>
    <style:style style:name="P48" style:family="paragraph" style:parent-style-name="Standard">
      <style:paragraph-properties>
        <style:tab-stops>
          <style:tab-stop style:position="17.46mm"/>
        </style:tab-stops>
      </style:paragraph-properties>
    </style:style>
    <style:style style:name="P49" style:family="paragraph" style:parent-style-name="Standard">
      <style:paragraph-properties>
        <style:tab-stops>
          <style:tab-stop style:position="17.46mm"/>
        </style:tab-stops>
      </style:paragraph-properties>
      <style:text-properties fo:language="en" fo:country="US" officeooo:rsid="00ed6d9b" officeooo:paragraph-rsid="00ed6d9b" fo:background-color="#00ccff"/>
    </style:style>
    <style:style style:name="P50" style:family="paragraph" style:parent-style-name="Standard">
      <style:paragraph-properties>
        <style:tab-stops>
          <style:tab-stop style:position="17.46mm"/>
        </style:tab-stops>
      </style:paragraph-properties>
      <style:text-properties fo:language="en" fo:country="US" officeooo:rsid="00ed6d9b" officeooo:paragraph-rsid="00ef4529" fo:background-color="#00ccff"/>
    </style:style>
    <style:style style:name="P51" style:family="paragraph" style:parent-style-name="Standard">
      <style:text-properties officeooo:paragraph-rsid="010c21de"/>
    </style:style>
    <style:style style:name="P52" style:family="paragraph" style:parent-style-name="Standard">
      <style:text-properties fo:language="cs" fo:country="CZ" officeooo:rsid="006e14e5" officeooo:paragraph-rsid="00719591"/>
    </style:style>
    <style:style style:name="T1" style:family="text">
      <style:text-properties officeooo:rsid="006d1add"/>
    </style:style>
    <style:style style:name="T2" style:family="text">
      <style:text-properties officeooo:rsid="006e30a9"/>
    </style:style>
    <style:style style:name="T3" style:family="text">
      <style:text-properties officeooo:rsid="0071dde6"/>
    </style:style>
    <style:style style:name="T4" style:family="text">
      <style:text-properties officeooo:rsid="0073d7cf"/>
    </style:style>
    <style:style style:name="T5" style:family="text">
      <style:text-properties officeooo:rsid="0076513a"/>
    </style:style>
    <style:style style:name="T6" style:family="text">
      <style:text-properties officeooo:rsid="0077baa5"/>
    </style:style>
    <style:style style:name="T7" style:family="text">
      <style:text-properties officeooo:rsid="007b6f28"/>
    </style:style>
    <style:style style:name="T8" style:family="text">
      <style:text-properties officeooo:rsid="007e731e"/>
    </style:style>
    <style:style style:name="T9" style:family="text">
      <style:text-properties officeooo:rsid="0081f8d4"/>
    </style:style>
    <style:style style:name="T10" style:family="text">
      <style:text-properties officeooo:rsid="00845a5d"/>
    </style:style>
    <style:style style:name="T11" style:family="text">
      <style:text-properties officeooo:rsid="0085ec88"/>
    </style:style>
    <style:style style:name="T12" style:family="text">
      <style:text-properties officeooo:rsid="0089705b"/>
    </style:style>
    <style:style style:name="T13" style:family="text">
      <style:text-properties officeooo:rsid="008a282e"/>
    </style:style>
    <style:style style:name="T14" style:family="text">
      <style:text-properties officeooo:rsid="008e09ec"/>
    </style:style>
    <style:style style:name="T15" style:family="text">
      <style:text-properties officeooo:rsid="008f9528"/>
    </style:style>
    <style:style style:name="T16" style:family="text">
      <style:text-properties officeooo:rsid="00915b98"/>
    </style:style>
    <style:style style:name="T17" style:family="text">
      <style:text-properties officeooo:rsid="00921553"/>
    </style:style>
    <style:style style:name="T18" style:family="text">
      <style:text-properties officeooo:rsid="00946b60"/>
    </style:style>
    <style:style style:name="T19" style:family="text">
      <style:text-properties officeooo:rsid="0097b21d"/>
    </style:style>
    <style:style style:name="T20" style:family="text">
      <style:text-properties officeooo:rsid="009d740d"/>
    </style:style>
    <style:style style:name="T21" style:family="text">
      <style:text-properties officeooo:rsid="00a12c34"/>
    </style:style>
    <style:style style:name="T22" style:family="text">
      <style:text-properties officeooo:rsid="00a2a379"/>
    </style:style>
    <style:style style:name="T23" style:family="text">
      <style:text-properties officeooo:rsid="00b23acf"/>
    </style:style>
    <style:style style:name="T24" style:family="text">
      <style:text-properties style:text-position="0% 100%" officeooo:rsid="00b23acf"/>
    </style:style>
    <style:style style:name="T25" style:family="text">
      <style:text-properties style:text-position="0% 100%" officeooo:rsid="00b406b2"/>
    </style:style>
    <style:style style:name="T26" style:family="text">
      <style:text-properties style:text-position="0% 100%" officeooo:rsid="0103cb24"/>
    </style:style>
    <style:style style:name="T27" style:family="text">
      <style:text-properties fo:language="cs" fo:country="CZ" officeooo:rsid="00bd8cac"/>
    </style:style>
    <style:style style:name="T28" style:family="text">
      <style:text-properties fo:language="cs" fo:country="CZ" fo:font-style="italic" officeooo:rsid="00bd8cac" style:font-style-asian="italic" style:font-style-complex="italic"/>
    </style:style>
    <style:style style:name="T29" style:family="text">
      <style:text-properties fo:language="cs" fo:country="CZ" fo:font-style="italic" officeooo:rsid="010b5acd" style:font-style-asian="italic" style:font-style-complex="italic"/>
    </style:style>
    <style:style style:name="T30" style:family="text">
      <style:text-properties fo:language="cs" fo:country="CZ" officeooo:rsid="00c07f33"/>
    </style:style>
    <style:style style:name="T31" style:family="text">
      <style:text-properties fo:language="cs" fo:country="CZ" officeooo:rsid="00c161b2"/>
    </style:style>
    <style:style style:name="T32" style:family="text">
      <style:text-properties fo:language="cs" fo:country="CZ" officeooo:rsid="00c2ea91"/>
    </style:style>
    <style:style style:name="T33" style:family="text">
      <style:text-properties fo:language="cs" fo:country="CZ" officeooo:rsid="00b65fdd"/>
    </style:style>
    <style:style style:name="T34" style:family="text">
      <style:text-properties fo:language="cs" fo:country="CZ" officeooo:rsid="00c338ed"/>
    </style:style>
    <style:style style:name="T35" style:family="text">
      <style:text-properties fo:language="cs" fo:country="CZ" officeooo:rsid="0109d814"/>
    </style:style>
    <style:style style:name="T36" style:family="text">
      <style:text-properties fo:language="cs" fo:country="CZ" officeooo:rsid="010b5acd"/>
    </style:style>
    <style:style style:name="T37" style:family="text">
      <style:text-properties fo:language="cs" fo:country="CZ" officeooo:rsid="010c21de"/>
    </style:style>
    <style:style style:name="T38" style:family="text">
      <style:text-properties fo:language="cs" fo:country="CZ" officeooo:rsid="010e0091"/>
    </style:style>
    <style:style style:name="T39" style:family="text">
      <style:text-properties officeooo:rsid="00c338ed"/>
    </style:style>
    <style:style style:name="T40" style:family="text">
      <style:text-properties officeooo:rsid="006ac7c7"/>
    </style:style>
    <style:style style:name="T41" style:family="text">
      <style:text-properties style:text-line-through-style="none" style:text-line-through-type="none" style:text-underline-style="none" fo:font-weight="normal" officeooo:rsid="007e9d52" fo:background-color="#66ff66" loext:char-shading-value="0" style:font-weight-asian="normal" style:font-weight-complex="normal"/>
    </style:style>
    <style:style style:name="T42" style:family="text">
      <style:text-properties style:text-line-through-style="none" style:text-line-through-type="none" style:text-underline-style="none" fo:font-weight="normal" officeooo:rsid="00790c1e" fo:background-color="#66ff66" loext:char-shading-value="0" style:font-weight-asian="normal" style:font-weight-complex="normal"/>
    </style:style>
    <style:style style:name="T43" style:family="text">
      <style:text-properties style:text-line-through-style="none" style:text-line-through-type="none" style:text-underline-style="none" fo:font-weight="normal" officeooo:rsid="00c3b473" fo:background-color="#66ff66" loext:char-shading-value="0" style:font-weight-asian="normal" style:font-weight-complex="normal"/>
    </style:style>
    <style:style style:name="T44" style:family="text">
      <style:text-properties style:text-line-through-style="none" style:text-line-through-type="none" style:text-underline-style="none" fo:font-weight="normal" officeooo:rsid="00cad6cb" fo:background-color="#66ff66" loext:char-shading-value="0" style:font-weight-asian="normal" style:font-weight-complex="normal"/>
    </style:style>
    <style:style style:name="T45" style:family="text">
      <style:text-properties style:text-line-through-style="none" style:text-line-through-type="none" style:text-underline-style="none" fo:font-weight="normal" officeooo:rsid="00cd0b4c" fo:background-color="#66ff66" loext:char-shading-value="0" style:font-weight-asian="normal" style:font-weight-complex="normal"/>
    </style:style>
    <style:style style:name="T46" style:family="text">
      <style:text-properties style:text-line-through-style="none" style:text-line-through-type="none" style:text-underline-style="none" fo:font-weight="normal" officeooo:rsid="00d67a28" fo:background-color="#66ff66" loext:char-shading-value="0" style:font-weight-asian="normal" style:font-weight-complex="normal"/>
    </style:style>
    <style:style style:name="T47" style:family="text">
      <style:text-properties style:text-line-through-style="none" style:text-line-through-type="none" style:text-underline-style="none" fo:font-weight="normal" officeooo:rsid="00d75f5d" fo:background-color="#66ff66" loext:char-shading-value="0" style:font-weight-asian="normal" style:font-weight-complex="normal"/>
    </style:style>
    <style:style style:name="T48" style:family="text">
      <style:text-properties style:text-line-through-style="none" style:text-line-through-type="none" style:text-underline-style="none" fo:font-weight="normal" officeooo:rsid="00df6fba" fo:background-color="#66ff66" loext:char-shading-value="0" style:font-weight-asian="normal" style:font-weight-complex="normal"/>
    </style:style>
    <style:style style:name="T49" style:family="text">
      <style:text-properties style:text-line-through-style="none" style:text-line-through-type="none" style:text-underline-style="none" fo:font-weight="normal" officeooo:rsid="00e478a0" fo:background-color="#66ff66" loext:char-shading-value="0" style:font-weight-asian="normal" style:font-weight-complex="normal"/>
    </style:style>
    <style:style style:name="T50" style:family="text">
      <style:text-properties style:text-line-through-style="none" style:text-line-through-type="none" style:text-underline-style="none" fo:font-weight="normal" officeooo:rsid="00ed6d9b" fo:background-color="#66ff66" loext:char-shading-value="0" style:font-weight-asian="normal" style:font-weight-complex="normal"/>
    </style:style>
    <style:style style:name="T51" style:family="text">
      <style:text-properties style:text-line-through-style="none" style:text-line-through-type="none" style:text-underline-style="none" fo:font-weight="normal" officeooo:rsid="00ef4529" fo:background-color="#66ff66" loext:char-shading-value="0" style:font-weight-asian="normal" style:font-weight-complex="normal"/>
    </style:style>
    <style:style style:name="T52" style:family="text">
      <style:text-properties style:text-line-through-style="none" style:text-line-through-type="none" style:text-underline-style="none" fo:font-weight="normal" officeooo:rsid="00f1a78c" fo:background-color="#66ff66" loext:char-shading-value="0" style:font-weight-asian="normal" style:font-weight-complex="normal"/>
    </style:style>
    <style:style style:name="T53" style:family="text">
      <style:text-properties style:text-line-through-style="none" style:text-line-through-type="none" style:text-underline-style="none" fo:font-weight="normal" officeooo:rsid="00f3fc5c" fo:background-color="#66ff66" loext:char-shading-value="0" style:font-weight-asian="normal" style:font-weight-complex="normal"/>
    </style:style>
    <style:style style:name="T54" style:family="text">
      <style:text-properties style:text-line-through-style="none" style:text-line-through-type="none" style:text-underline-style="none" fo:font-weight="normal" officeooo:rsid="00f9b5bb" fo:background-color="#66ff66" loext:char-shading-value="0" style:font-weight-asian="normal" style:font-weight-complex="normal"/>
    </style:style>
    <style:style style:name="T55" style:family="text">
      <style:text-properties style:text-line-through-style="none" style:text-line-through-type="none" style:text-underline-style="none" fo:font-weight="normal" officeooo:rsid="00fe8a85" fo:background-color="#66ff66" loext:char-shading-value="0" style:font-weight-asian="normal" style:font-weight-complex="normal"/>
    </style:style>
    <style:style style:name="T56" style:family="text">
      <style:text-properties style:text-line-through-style="none" style:text-line-through-type="none" style:text-underline-style="none" fo:font-weight="normal" style:font-weight-asian="normal" style:font-weight-complex="normal"/>
    </style:style>
    <style:style style:name="T57" style:family="text">
      <style:text-properties style:text-line-through-style="none" style:text-line-through-type="none" style:text-underline-style="none" fo:font-weight="normal" officeooo:rsid="007e9d52" style:font-weight-asian="normal" style:font-weight-complex="normal"/>
    </style:style>
    <style:style style:name="T58" style:family="text">
      <style:text-properties style:text-line-through-style="none" style:text-line-through-type="none" style:text-underline-style="none" fo:font-weight="normal" fo:background-color="#99ffff" loext:char-shading-value="0" style:font-weight-asian="normal" style:font-weight-complex="normal"/>
    </style:style>
    <style:style style:name="T59" style:family="text">
      <style:text-properties style:text-line-through-style="none" style:text-line-through-type="none" style:text-underline-style="none" fo:font-weight="normal" officeooo:rsid="007e9d52" fo:background-color="#99ffff" loext:char-shading-value="0" style:font-weight-asian="normal" style:font-weight-complex="normal"/>
    </style:style>
    <style:style style:name="T60" style:family="text">
      <style:text-properties style:text-line-through-style="none" style:text-line-through-type="none" style:text-underline-style="none" fo:font-weight="normal" officeooo:rsid="009e6e53" fo:background-color="#99ffff" loext:char-shading-value="0" style:font-weight-asian="normal" style:font-weight-complex="normal"/>
    </style:style>
    <style:style style:name="T61" style:family="text">
      <style:text-properties style:text-line-through-style="none" style:text-line-through-type="none" fo:language="en" fo:country="US" style:text-underline-style="none" fo:font-weight="normal" officeooo:rsid="007e9d52" fo:background-color="#99ffff" loext:char-shading-value="0" style:font-weight-asian="normal" style:font-weight-complex="normal"/>
    </style:style>
    <style:style style:name="T62" style:family="text">
      <style:text-properties style:text-line-through-style="none" style:text-line-through-type="none" fo:language="en" fo:country="US" style:text-underline-style="none" fo:font-weight="normal" officeooo:rsid="00ed6d9b" fo:background-color="#99ffff" loext:char-shading-value="0" style:font-weight-asian="normal" style:font-weight-complex="normal"/>
    </style:style>
    <style:style style:name="T63" style:family="text">
      <style:text-properties style:text-line-through-style="none" style:text-line-through-type="none" fo:language="en" fo:country="US" style:text-underline-style="none" fo:font-weight="normal" officeooo:rsid="009e6e53" fo:background-color="#99ffff" loext:char-shading-value="0" style:font-weight-asian="normal" style:font-weight-complex="normal"/>
    </style:style>
    <style:style style:name="T64" style:family="text">
      <style:text-properties style:text-line-through-style="none" style:text-line-through-type="none" fo:language="en" fo:country="US" style:text-underline-style="none" fo:font-weight="normal" officeooo:rsid="007e9d52" fo:background-color="#00ccff" loext:char-shading-value="0" style:font-weight-asian="normal" style:font-weight-complex="normal"/>
    </style:style>
    <style:style style:name="T65" style:family="text">
      <style:text-properties style:text-line-through-style="none" style:text-line-through-type="none" fo:language="en" fo:country="US" style:text-underline-style="none" fo:font-weight="normal" officeooo:rsid="00ed6d9b" fo:background-color="#00ccff" loext:char-shading-value="0" style:font-weight-asian="normal" style:font-weight-complex="normal"/>
    </style:style>
    <style:style style:name="T66" style:family="text">
      <style:text-properties style:text-line-through-style="none" style:text-line-through-type="none" style:text-position="0% 100%" style:text-underline-style="none" fo:font-weight="normal" officeooo:rsid="007e9d52" fo:background-color="#66ff66" loext:char-shading-value="0" style:font-weight-asian="normal" style:font-weight-complex="normal"/>
    </style:style>
    <style:style style:name="T67" style:family="text">
      <style:text-properties style:text-line-through-style="none" style:text-line-through-type="none" style:text-position="0% 100%" style:text-underline-style="none" fo:font-weight="normal" officeooo:rsid="00790c1e" fo:background-color="#66ff66" loext:char-shading-value="0" style:font-weight-asian="normal" style:font-weight-complex="normal"/>
    </style:style>
    <style:style style:name="T68" style:family="text">
      <style:text-properties style:text-line-through-style="none" style:text-line-through-type="none" style:text-position="0% 100%" style:text-underline-style="none" fo:font-weight="normal" officeooo:rsid="00df6fba" fo:background-color="#66ff66" loext:char-shading-value="0" style:font-weight-asian="normal" style:font-weight-complex="normal"/>
    </style:style>
    <style:style style:name="T69" style:family="text">
      <style:text-properties style:text-line-through-style="none" style:text-line-through-type="none" style:text-position="0% 100%" style:text-underline-style="none" fo:font-weight="normal" officeooo:rsid="00fe8a85" fo:background-color="#66ff66" loext:char-shading-value="0" style:font-weight-asian="normal" style:font-weight-complex="normal"/>
    </style:style>
    <style:style style:name="T70" style:family="text">
      <style:text-properties style:text-line-through-style="none" style:text-line-through-type="none" style:text-position="0% 100%" style:text-underline-style="none" fo:font-weight="normal" officeooo:rsid="00f1a78c" fo:background-color="#66ff66" loext:char-shading-value="0" style:font-weight-asian="normal" style:font-weight-complex="normal"/>
    </style:style>
    <style:style style:name="T71" style:family="text">
      <style:text-properties style:text-line-through-style="none" style:text-line-through-type="none" style:text-position="0% 100%" style:text-underline-style="none" fo:font-weight="normal" officeooo:rsid="0103cb24" fo:background-color="#66ff66" loext:char-shading-value="0" style:font-weight-asian="normal" style:font-weight-complex="normal"/>
    </style:style>
    <style:style style:name="T72" style:family="text">
      <style:text-properties style:text-line-through-style="none" style:text-line-through-type="none" style:text-position="0% 100%" fo:language="cs" fo:country="CZ" style:text-underline-style="none" fo:font-weight="normal" officeooo:rsid="007e9d52" fo:background-color="#66ff66" loext:char-shading-value="0" style:font-weight-asian="normal" style:font-weight-complex="normal"/>
    </style:style>
    <style:style style:name="T73" style:family="text">
      <style:text-properties style:text-line-through-style="none" style:text-line-through-type="none" style:text-position="0% 100%" fo:language="cs" fo:country="CZ" style:text-underline-style="none" fo:font-weight="normal" officeooo:rsid="00790c1e" fo:background-color="#66ff66" loext:char-shading-value="0" style:font-weight-asian="normal" style:font-weight-complex="normal"/>
    </style:style>
    <style:style style:name="T74" style:family="text">
      <style:text-properties style:text-line-through-style="none" style:text-line-through-type="none" style:text-position="0% 100%" fo:language="cs" fo:country="CZ" style:text-underline-style="none" fo:font-weight="normal" officeooo:rsid="00df6fba" fo:background-color="#66ff66" loext:char-shading-value="0" style:font-weight-asian="normal" style:font-weight-complex="normal"/>
    </style:style>
    <style:style style:name="T75" style:family="text">
      <style:text-properties style:text-line-through-style="none" style:text-line-through-type="none" style:text-position="0% 100%" fo:language="cs" fo:country="CZ" style:text-underline-style="none" fo:font-weight="normal" officeooo:rsid="0103cb24" fo:background-color="#66ff66" loext:char-shading-value="0" style:font-weight-asian="normal" style:font-weight-complex="normal"/>
    </style:style>
    <style:style style:name="T76" style:family="text">
      <style:text-properties style:text-line-through-style="none" style:text-line-through-type="none" style:text-position="0% 100%" fo:language="cs" fo:country="CZ" style:text-underline-style="none" fo:font-weight="normal" officeooo:rsid="00f1a78c" fo:background-color="#66ff66" loext:char-shading-value="0" style:font-weight-asian="normal" style:font-weight-complex="normal"/>
    </style:style>
    <style:style style:name="T77" style:family="text">
      <style:text-properties style:text-line-through-style="none" style:text-line-through-type="none" style:text-position="0% 100%" fo:language="cs" fo:country="CZ" style:text-underline-style="none" fo:font-weight="normal" officeooo:rsid="010c21de" fo:background-color="#66ff66" loext:char-shading-value="0" style:font-weight-asian="normal" style:font-weight-complex="normal"/>
    </style:style>
    <style:style style:name="T78" style:family="text">
      <style:text-properties style:text-line-through-style="none" style:text-line-through-type="none" fo:language="cs" fo:country="CZ" style:text-underline-style="none" fo:font-weight="normal" officeooo:rsid="008afa9e" fo:background-color="#ff0066" loext:char-shading-value="0" style:font-weight-asian="normal" style:font-weight-complex="normal"/>
    </style:style>
    <style:style style:name="T79" style:family="text">
      <style:text-properties officeooo:rsid="00c40c86"/>
    </style:style>
    <style:style style:name="T80" style:family="text">
      <style:text-properties officeooo:rsid="00719591"/>
    </style:style>
    <style:style style:name="T81" style:family="text">
      <style:text-properties officeooo:rsid="00cd0b4c"/>
    </style:style>
    <style:style style:name="T82" style:family="text">
      <style:text-properties officeooo:rsid="00cf659a"/>
    </style:style>
    <style:style style:name="T83" style:family="text">
      <style:text-properties officeooo:rsid="00d67a28"/>
    </style:style>
    <style:style style:name="T84" style:family="text">
      <style:text-properties officeooo:rsid="00d75f5d"/>
    </style:style>
    <style:style style:name="T85" style:family="text">
      <style:text-properties officeooo:rsid="00df6fba"/>
    </style:style>
    <style:style style:name="T86" style:family="text">
      <style:text-properties officeooo:rsid="00dfd30e"/>
    </style:style>
    <style:style style:name="T87" style:family="text">
      <style:text-properties officeooo:rsid="00dfd8e5"/>
    </style:style>
    <style:style style:name="T88" style:family="text">
      <style:text-properties officeooo:rsid="00e03ba5"/>
    </style:style>
    <style:style style:name="T89" style:family="text">
      <style:text-properties officeooo:rsid="00845a5d" fo:background-color="#ffff00" loext:char-shading-value="0"/>
    </style:style>
    <style:style style:name="T90" style:family="text">
      <style:text-properties officeooo:rsid="00e478a0"/>
    </style:style>
    <style:style style:name="T91" style:family="text">
      <style:text-properties officeooo:rsid="00e5da85"/>
    </style:style>
    <style:style style:name="T92" style:family="text">
      <style:text-properties officeooo:rsid="00e60e14"/>
    </style:style>
    <style:style style:name="T93" style:family="text">
      <style:text-properties officeooo:rsid="00e63a13"/>
    </style:style>
    <style:style style:name="T94" style:family="text">
      <style:text-properties officeooo:rsid="00e75000"/>
    </style:style>
    <style:style style:name="T95" style:family="text">
      <style:text-properties officeooo:rsid="00ef4529"/>
    </style:style>
    <style:style style:name="T96" style:family="text">
      <style:text-properties officeooo:rsid="0094f6d7"/>
    </style:style>
    <style:style style:name="T97" style:family="text">
      <style:text-properties officeooo:rsid="009a4d35"/>
    </style:style>
    <style:style style:name="T98" style:family="text">
      <style:text-properties officeooo:rsid="00f5ed7e"/>
    </style:style>
    <style:style style:name="T99" style:family="text">
      <style:text-properties officeooo:rsid="00a240ff"/>
    </style:style>
    <style:style style:name="T100" style:family="text">
      <style:text-properties officeooo:rsid="00fb4cd7"/>
    </style:style>
    <style:style style:name="T101" style:family="text">
      <style:text-properties officeooo:rsid="00fb9153"/>
    </style:style>
    <style:style style:name="T102" style:family="text">
      <style:text-properties officeooo:rsid="00fe8a85"/>
    </style:style>
    <style:style style:name="T103" style:family="text">
      <style:text-properties officeooo:rsid="00abec56"/>
    </style:style>
    <style:style style:name="T104" style:family="text">
      <style:text-properties officeooo:rsid="00feb7a8"/>
    </style:style>
    <style:style style:name="T105" style:family="text">
      <style:text-properties officeooo:rsid="01000ef5"/>
    </style:style>
    <style:style style:name="T106" style:family="text">
      <style:text-properties officeooo:rsid="0101421b"/>
    </style:style>
    <style:style style:name="T107" style:family="text">
      <style:text-properties officeooo:rsid="0101b4a7"/>
    </style:style>
    <style:style style:name="T108" style:family="text">
      <style:text-properties officeooo:rsid="00b5a8b7"/>
    </style:style>
    <style:style style:name="T109" style:family="text">
      <style:text-properties officeooo:rsid="01071c25"/>
    </style:style>
    <style:style style:name="T110" style:family="text">
      <style:text-properties officeooo:rsid="010864cf"/>
    </style:style>
    <style:style style:name="T111" style:family="text">
      <style:text-properties officeooo:rsid="0109065d"/>
    </style:style>
    <style:style style:name="T112" style:family="text">
      <style:text-properties officeooo:rsid="010e009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Část I</text:p>
      <text:p text:style-name="P1">Skutečná Realpolitika</text:p>
      <text:p text:style-name="P1"/>
      <text:p text:style-name="P28"><text:span text:style-name="T41">&lt;</text:span><text:span text:style-name="T42">page_</text:span><text:span text:style-name="T43">15</text:span><text:span text:style-name="T45">S</text:span><text:span text:style-name="T41">&gt;</text:span><text:span text:style-name="T40">Realpolitik se nepohybuje v mlhavé budoucnosti, ale je součástí přítomnosti, dále její úkol spočívá v realizaci ideálů, ale v dosažení konkrétních koncových cílů, včetně možných výhrad, kdy se můžeme spokojit s částečnými výsledky, pokud jejich úplné dosažení není v současné době možné. Konec konců Realpolitik je nepřítelem všech typů sebeklamu. </text:span><text:span text:style-name="T41">&lt;</text:span><text:span text:style-name="T42">page_</text:span><text:span text:style-name="T43">15</text:span><text:span text:style-name="T45">E</text:span><text:span text:style-name="T41">&gt;</text:span></text:p>
      <text:p text:style-name="P28"><text:span text:style-name="T41">&lt;</text:span><text:span text:style-name="T42">page_</text:span><text:span text:style-name="T43">16</text:span><text:span text:style-name="T45">S</text:span><text:span text:style-name="T41">&gt;&lt;</text:span><text:span text:style-name="T42">page_</text:span><text:span text:style-name="T43">16</text:span><text:span text:style-name="T45">E</text:span><text:span text:style-name="T41">&gt;&lt;</text:span><text:span text:style-name="T42">page_</text:span><text:span text:style-name="T43">17</text:span><text:span text:style-name="T45">S</text:span><text:span text:style-name="T41">&gt;</text:span></text:p>
      <text:p text:style-name="P3">I Původ</text:p>
      <text:p text:style-name="P2">Realpolitik n<text:span text:style-name="T79">e</text:span>ní, jak se často předpokládá <text:span text:style-name="T79">stejně </text:span>stará jako <text:span text:style-name="T79">samotné</text:span> <text:span text:style-name="T79">státnictví</text:span>. Stejně jako není součástí bezbřehé víry sahající od Thukyklidese, přes Machiavelli, kardinála Richeliea, Thomase Hobbese a Lorda Castlereagha až <text:span text:style-name="T79">k </text:span>Hans<text:span text:style-name="T79">i</text:span> Morgenthaua, Georg<text:span text:style-name="T79">i</text:span> Kennan<text:span text:style-name="T79">ovi</text:span> a Henryho Kissinger<text:span text:style-name="T79">ovi</text:span>. <text:span text:style-name="T79">A a</text:span>ni <text:span text:style-name="T79">není smyslem </text:span>pátrání <text:span text:style-name="T79">op</text:span>ráš<text:span text:style-name="T79">it objemné </text:span>svazk<text:span text:style-name="T79">y</text:span> <text:span text:style-name="T79">o státnictví </text:span>od starověku <text:span text:style-name="T79">nebo </text:span>renesanc<text:span text:style-name="T79">e</text:span>, ani <text:span text:style-name="T79">vyprávěním příběhů </text:span>o nadčasové moudrosti <text:span text:style-name="T79">včerejších státníků</text:span>. P<text:span text:style-name="T79">ři </text:span>pátrání <text:span text:style-name="T79">po </text:span>původ Realpolitik se musíme vrátit do světa, v němž byla Realpolitik koncipována.</text:p>
      <text:p text:style-name="P2"><text:tab/><text:span text:style-name="T1">Reálná Realpolitik, jak bychom ji mohli označit, se ve skutečnosti narodila v době, která se velice podobá té, ve kteréu se nacházíme, byť s několika zjevnými rozdíly. Realpolitik se objevila v Evropě v polovině XIX. století při srážkách osvícenectví s krvavými procesy formování národních útvarů a velmocenské politiky. Byl to svět , který se formoval uprostřed typických problémů modernity: v prudkém procesu vytváření nových idejí o svobodě a společenském řádu bok po boku s nezadržitelnou industrializací, třídním antagonismem, sektářstvím, vzestupem nacionalismu (v obou svých občanských a etnických formách), a s rostoucím mezinárodním soupeřením.</text:span></text:p>
      <text:p text:style-name="P48"><text:tab/><text:span text:style-name="T2">V prvním řadě vytvoření konceptu Realpolitik bylo pokusem o nalezení odpovědi na domácí politické hlavolamy: jak vybudovat stabilní a liberální národní stát v nestabilním a rychle se měnícím prostředí, a to bez použití násilných křečí nebo represí. Realpolitik konstatuje, že se jednalo o první akt státnictví směřující k identifikaci protichudnych socialnich, ekonomickych a ideologickycých sil, bojujících v rámci státu o vládu. Druhým aktem státnictví byl pokus dosáhnout určité rovnováhy a vyvážonosti mezi těmito silami tak, aby nebránily v rozvoji národního státu. Pokud chtěl být státník v této roli úspěšným, musel pochopit, historické okolnosti, v kterých se pohybuje </text:span><text:span text:style-name="T41">&lt;</text:span><text:span text:style-name="T42">page_</text:span><text:span text:style-name="T43">1</text:span><text:span text:style-name="T44">7</text:span><text:span text:style-name="T45">E</text:span><text:span text:style-name="T41">&gt;</text:span></text:p>
      <text:p text:style-name="P29"><text:span text:style-name="T41">&lt;</text:span><text:span text:style-name="T42">page_</text:span><text:span text:style-name="T43">1</text:span><text:span text:style-name="T44">8</text:span><text:span text:style-name="T45">S</text:span><text:span text:style-name="T41">&gt;</text:span><text:span text:style-name="T80">a podmínky modernity v éře prudkého ekonomického, politického a intelektuálního rozvoje.</text:span></text:p>
      <text:p text:style-name="P30"><text:tab/><text:span text:style-name="T81">Poučeení a </text:span>zkušenosti získané v domácí politice měly <text:span text:style-name="T81">také vztak k </text:span>mezinárodní <text:span text:style-name="T81">scéně</text:span>. <text:span text:style-name="T81">Vznik </text:span>se nov<text:span text:style-name="T81">ých </text:span>for<text:span text:style-name="T81">e</text:span>m národních států napříč celou Evropou ve druhé polovině XIX. století <text:span text:style-name="T81">znamenal</text:span>, že logika Realpolitik byla <text:span text:style-name="T3">také brzy </text:span>aplikována <text:span text:style-name="T81">na chování v zahraničních záležitostech.</text:span> <text:span text:style-name="T3">Jednalo se o přistup <text:s/>k zahraniční politice, které rozšířilo Realpolitik do dalších zemí, nejprve v Evropě, a nakonec i do Spojených Státůch. Zásadním bylo hlubší filosofické dilema, které zůstalo ústředním bodem v i v dnešních diskusích o zahraniční politice: jak dosáhnout liberálních osvícených cílů, které by zahrnovaly vyváženost a rovnováhu, a to jak ve světě, který nedokázal sledovat základní liberální osvícená pravidla.</text:span></text:p>
      <text:p text:style-name="P4"><text:tab/>Zrození Realpolitik bylo neomyslitelně spojeno s evropskou revolucí v roce 1848. V některých ohledech revoluce z roku 1848 byl<text:span text:style-name="T82">a</text:span> evropským ekvivalentem Arabského jara. (1) Revoluční vlna započala nekoordinovanou revoltou na Sicilii a v Paříži v lednu a únoru 1848. V březnu se revolu<text:span text:style-name="T82">ční otřesy </text:span>rozšířil<text:span text:style-name="T82">y</text:span> do Německa, Italie, Maďarska a Dánsk<text:span text:style-name="T82">a</text:span>, <text:span text:style-name="T4">a následně bylo revoluční chvění cítit v Irsku, Belgii, Švýcarsku, Polsku a současnosném Rumunsku.</text:span></text:p>
      <text:p text:style-name="P4"><text:tab/><text:span text:style-name="T4">V průběhu příštích dvou roků téměř všechny revoluce roku 1848 (s prokazatelnou vyjímkou Švýcarska) ztroskotaly na prosazení vlastnich požadavků a podmínek. Povstání, která započala ve jménu politického liberalismu a myšlenek osvícenství, spolu s požadavky na ústavní práva a reprezentatívní vlády, se brzy staly oběti jiných politických jevů. V některých případech revoluční </text:span><text:soft-page-break/><text:span text:style-name="T4">shromáždění byla potlačena nebo zcela neutralizována nátlakem vlád, které se vzpamatovaly z počátečního šoku a bezohledne obnovily svoji autoritu. V jiných případech hnutí pro liberální reformy byla pohlcena mnohem silnějšími sociálními a politickými silami, jako byly třídy, náboženství, etnická příslušnost a nacionalismus, nebo jako v případě Itálie, Maďarska, Polska a Rumunska byly uhašeny zahraniční intervencí.</text:span></text:p>
      <text:p text:style-name="P5"><text:tab/><text:span text:style-name="T5">Zatímco se revolucionáři zabývali dokumenty a požadavky svých protějšků v jinych zemich, kdy intelektuální a ideologické spojení mezi mini existovala, byl osud jednotlivých revolucí rozhodnut okolnostmi unikátními ke kontextu v nichž nastaly. A toto bylo příčinou vzniku Realpolitik. Například ve Francii, kde většina evropských liberálů hledala inspiraci, se tzv. Druhá Republika dostala dále než v roce 1848, následující předcházející První Republiku, která byla formována po Francouzské revoluci z roku 1789. Na druhou stranu, však</text:span></text:p>
      <text:p text:style-name="P38"><text:span text:style-name="T41">&lt;</text:span><text:span text:style-name="T42">page_</text:span><text:span text:style-name="T43">1</text:span><text:span text:style-name="T50">8</text:span><text:span text:style-name="T45">E</text:span><text:span text:style-name="T41">&gt;&lt;</text:span><text:span text:style-name="T42">page_</text:span><text:span text:style-name="T43">1</text:span><text:span text:style-name="T50">9</text:span><text:span text:style-name="T46">S</text:span><text:span text:style-name="T41">&gt;</text:span></text:p>
      <text:p text:style-name="P49"><text:span text:style-name="T57">&lt;</text:span><text:span text:style-name="T56">OBRAZEK&gt;</text:span></text:p>
      <text:p text:style-name="P31">Karikatura potlačení evropských revolucí v roce 1848, podle Ferdinanda Schrodera, která byla publikována Dusseldorfer Monatshefte v srpnu 1849. V průběhu osmi měsíců byly téměř všechny revoluce potlačeny star<text:span text:style-name="T84">ý</text:span>mi režimy nebo cizími intervencemi. Courtesy of Wikimedia Creative Commons.</text:p>
      <text:p text:style-name="P6"/>
      <text:p text:style-name="P7"><text:span text:style-name="T83">d</text:span>r<text:span text:style-name="T83">u</text:span>há Francouzské Republika se <text:span text:style-name="T84">stala </text:span>obětí osudu, který zlikvidoval První Republiku. Tato byla vlastně uloupena Napoleonov<text:span text:style-name="T84">ý</text:span>m synovcem Ludvikem Napoleonem, který ro<text:span text:style-name="T84">z</text:span>pustil Národní shromáždění a ustanovil Druhé císařství. S <text:span text:style-name="T84">vy</text:span>užitím Bonapartistických metod použil sílu <text:span text:style-name="T84">plebiscitu , aby ospravedlnil svůj režim lidovou legitimitou a čímž obešel i proces ustavení zákonných zástupců</text:span></text:p>
      <text:p text:style-name="P8"><text:tab/><text:span text:style-name="T6">Realpolitik se objevila na širokém evropském pozadí, ale bylo to zejména za přispění zvláštních okolností v Německu, které tento názor formovaly. Měsíc po té co v únoru roku 1848 vypukla v Paříži Francouzská revoluce, se několik německých států spojilo do volné federace tzv. Německé konfederace. Tato federace zahrnovala dva ze třiceti devíti nejsilnějších německých států, z Rakouska a Pruska. V Rakousku byl kanceléřem hluboce konzervativní Princ Klemens von Metternich, který byl v úřadu víc jak tři desetiletí, a který představoval vážnou hrozbu pro mnoho evropských liberálů, byl přinucen rezignovat pod nátlakem rozzuřených demonstrantů, kteří zaplavili Vídeň. V Prusku panoval král Frederick William IV, který pod vlivem mocných lidových protestů byl přinucen v krátkém časovém horizontu přistoupit na liberální požadavky.</text:span><text:span text:style-name="T41">&lt;</text:span><text:span text:style-name="T42">page_</text:span><text:span text:style-name="T43">1</text:span><text:span text:style-name="T47">9E</text:span><text:span text:style-name="T41">&gt;</text:span></text:p>
      <text:p text:style-name="P10"><text:span text:style-name="T41">&lt;</text:span><text:span text:style-name="T42">page_</text:span><text:span text:style-name="T47">20</text:span><text:span text:style-name="T46">S</text:span><text:span text:style-name="T41">&gt;</text:span></text:p>
      <text:p text:style-name="P11"><text:tab/><text:span text:style-name="T7">Liberálové a radikálové z různých německých států sdíleli mnohé cíle a hledali jak koordinovat své úsilí. Většina z nich věřila, že liberální politika bude nejlépe zabezpečena ve sjednoceném Německu spíše než v Německu rozděleném do malých států a knížectví, v nichž staré elity drží politickou moc. Za tímto účelem ustanovili v Hesssensku,ve Franfurktu Německé Národní Shromáždění, do kterého byli zvoleni i zástupci z druhé rámci Německé konfedeerace, a které bylo svoláno, aby projednalo návrh nové ústavy pro Německo jako jeden celek. Brzo se mezi nimi objevily ideologické a strategické rozpory. Například, měla by sjednocená německá říše zahrnovat i Rakousko, nebo by bylo vhodnejsší vytvořit menší Německo (Kleindeutsche) pod vedením Pruska? Měla by být ústava založena na universálním všeobecném hlasovacím právu nebo na omezeném volebním právem. Zatímco liberálové diskutovali pod ochranou svého parlamentu mezi sebou, získaly staré režimy navrch.</text:span></text:p>
      <text:p text:style-name="P9"><text:tab/><text:span text:style-name="T8">Na počátku roku 1849 skupia zástupců zvolených do Národního shromáždění nabídla pruskému Frederik William IV úřad císaře, kdy doufali, že bude ustavena nová německá konstituční monarchie, s vyjímkou Rakouska na jihu, ale připojili severní německé státy. Kdýž odmítl tuto nabídku, bylo Franfurktské shromáždění ponechánovedení, bez krále, který by ho vedl ale i bez armády, která by splnila zadané úkoly. Pokud by stávající režim ztratil v tu chvíli orgán veřejné moci, pořád měl pod svojí kontrolou dostatek nástrojů státní moci. Důvodem proč energie proklouzla mezi prsty mužů roku </text:span><text:soft-page-break/><text:span text:style-name="T8">1848, bylo že ji jen vyjímečně drželi ve svých myslích. Brzo byli mnozí revolucionáři a reformisté rozptýleni, zatčeni nebo uvězněni. Mnozí z nich byli jednoduše dostali strach a další akceptovali vlády, proti kterým byli kdysi v opozici.</text:span></text:p>
      <text:p text:style-name="P32"><text:tab/>Liberálové a radikálové <text:span text:style-name="T85">byli avantgardou </text:span>německého nacionalismu, ale revoluce uvolnila síly, které byly mimo jejich kontrolu. Nacionalismus a liberalismus nebyl, jak někteří revolucionáři původně věřili, <text:span text:style-name="T85">dvěmi </text:span>stran<text:span text:style-name="T85">ami </text:span>jedné mince. V průběhu následujících dvou desetiletí, se Německo skutečně sjednotilo, ale niko<text:span text:style-name="T85">l</text:span>i ve smyslu původních vizí mužů roku 1848. Spíš než ústavní vláda a vláda volených zástupců, <text:span text:style-name="T85">se </text:span>jednalo o „krev a ocel“ pruského ministerského předsedy Otto von Bismacka, který řídil vytvoření Německého císařství v roce 1871. (2) Historik A.J.P.Taylor <text:span text:style-name="T85">skvěle </text:span>popsal revoluční rok 1848 v Německu jako okamžik, kdy „historie dosáhla bodu <text:span text:style-name="T85">obratu</text:span>, ale nedokázala se otočit.“ <text:span text:style-name="T85">Tím měl na mysli</text:span>, že <text:span text:style-name="T86">se </text:span>Německo vydalo odlišnou cest<text:span text:style-name="T85">o</text:span>u, <text:span text:style-name="T85">na </text:span>kterou <text:span text:style-name="T85">se vydala </text:span>většina <text:span text:style-name="T41">&lt;</text:span><text:span text:style-name="T42">page_</text:span><text:span text:style-name="T48">20</text:span><text:span text:style-name="T47">E</text:span><text:span text:style-name="T41">&gt;&lt;</text:span><text:span text:style-name="T42">page_</text:span><text:span text:style-name="T47">2</text:span><text:span text:style-name="T48">1</text:span><text:span text:style-name="T46">S</text:span><text:span text:style-name="T41">&gt;</text:span></text:p>
      <text:p text:style-name="P12">liberálů a západních států, kde se ekonomická modernizace přizpůsobovala politické liberizaci. (3)</text:p>
      <text:p text:style-name="P13"><text:tab/>Bylo to v prasklinách této polámané politické krajiny, s falešnou <text:span text:style-name="T86">nadějí </text:span>a s f<text:span text:style-name="T86">r</text:span>ustruovanými ambicemi, <text:span text:style-name="T86">co </text:span>všechno lze nalézt v Realpolitik<text:span text:style-name="T86">ce.</text:span> Pro něk<text:span text:style-name="T86">teré </text:span>byla Realpolitik vítán<text:span text:style-name="T86">a</text:span> jako důležitý evoluční <text:span text:style-name="T86">stupeň </text:span>v<text:span text:style-name="T86">e</text:span> politickém chápání, pro jiné <text:span text:style-name="T86">byla </text:span>Realpolitik <text:span text:style-name="T86">erupcí </text:span>oškliv<text:span text:style-name="T86">osti</text:span>, dusiv<text:span text:style-name="T86">ým </text:span>a zlověstn<text:span text:style-name="T86">ým </text:span>plevele.<text:span text:style-name="T86">m</text:span> Ve zb<text:span text:style-name="T86">ývající části </text:span>této knihy <text:span text:style-name="T9">budeme předkládat argumenty, že obě tyto možnosti v sobě obsahují části pravdy. Ještě před tím než začne náš příběh, je nutné vrátit se zpátky o nějakých patnáct roků.</text:span></text:p>
      <text:p text:style-name="P12"/>
      <text:p text:style-name="P14">Ludwig von Rochau: Liberál <text:span text:style-name="T87">zaskočený </text:span>realitou</text:p>
      <text:p text:style-name="P15"><text:tab/>Třetího dubna 1833, patnáct roků před revol<text:span text:style-name="T88">čním rokem </text:span>1848, skupina přibližně padesáti německých studentů, <text:span text:style-name="T10">dělníků a řemeslníků, podporovaná malým počtem polských emigrantů a politických aktivistů, se pokusila přepadnout hlavní strážnici vojenské posádky ve Frankfurtu, nedaleko od sídla parlamentu Německé konfederace. Tato událost vešla ve známost jako „Frankfurter Wachensturm“ (obžalovaní z účasti na přepadení Frankfurtské strážnice), plánem tohoto špatně koncipovaný přepadení bylo získat kontrolu pokladnicí </text:span><text:span text:style-name="T89">Německé Konfederace</text:span><text:span text:style-name="T10"> a zažehnout sérii podobných násilností v ostatních německých státech. Armáda obdržela varování, ale i tak byl tento pokus odsouzen k beznadějnému selhání. Mnoho z vůdců a účastníků tohoto útoku bezprostředně jeho nezdaru uprchloi a někteří skončili až v daleké Americe. Jeden se stal guvernéra v Illinois a další zemřel ve službách v Sam Houstonu v Texasu.</text:span></text:p>
      <text:p text:style-name="P15"><text:tab/><text:span text:style-name="T11">Mezi zatčeným, kteří se pokusili zmizet ze scny byl i dvactitříletý radikál August Ludwig von Rochau. Toto byla první etapa, která byla Rochaovým drsným probuzením ohledně nemilosrdné povaze politiky a o limitech idealismu. Ale jeho přechod do politické dospělosti se neodehrál přez noc. Teprve až o dvacet roků později, v roce 1853, uvedl Rochau na scému termín - koncept Realpolitik.</text:span></text:p>
      <text:p text:style-name="P16"><text:tab/><text:span text:style-name="T90">V této době, která byla plná politických vůdců a velkých <text:s/>politických teoretiků, nebyl Rochau ani jedním z nich. V této době je Rochau prezentován německými historiky spíše jen jako jeden z četných liberálních aktivistů poloviny XIX. století, než jako význačná osobnost se svými vlastními názory. Jeho vlastní politická cesta byla, podle daného rozsahu, typickou obecní trajektorií německého liberalismu před a </text:span><text:span text:style-name="T41">&lt;</text:span><text:span text:style-name="T42">page_</text:span><text:span text:style-name="T48">2</text:span><text:span text:style-name="T49">1</text:span><text:span text:style-name="T47">E</text:span><text:span text:style-name="T41">&gt;&lt;</text:span><text:span text:style-name="T42">page_</text:span><text:span text:style-name="T47">2</text:span><text:span text:style-name="T49">2</text:span><text:span text:style-name="T46">S</text:span><text:span text:style-name="T41">&gt;</text:span></text:p>
      <text:p text:style-name="P18">po roce 1848.<text:span text:style-name="T91">(4)</text:span> Existuje mnho dobrých důvodů proč Rochauovův život a práce byly jen vzácně diskutovány v angličtině mimo rámec německé liberální historie v t<text:span text:style-name="T92">omto časovém období</text:span>. Existuje jedinná pozoruhodná výjimka, tento <text:span text:style-name="T93">člověk i</text:span> jeho práce byly téměř zcela <text:span text:style-name="T93">vyloučeny </text:span>historiky mezinárodních vztahů.(5) <text:span text:style-name="T93">Opravdu</text:span>, jeho dvou<text:span text:style-name="T93">svazkové </text:span>pojednání o Realpolitik nebyl<text:span text:style-name="T93">o</text:span> nikdy přeložena do angličtiny, p<text:span text:style-name="T93">ř</text:span>es jeho jasnou definici slova, které <text:span text:style-name="T93">se</text:span> dne<text:span text:style-name="T93">s tak</text:span> často používá.</text:p>
      <text:p text:style-name="P17"><text:tab/>Toto <text:span text:style-name="T94">zandbání </text:span>může být částečně vysvětleno skutečností, že Rochauova teorie politiky, pokud může být <text:span text:style-name="T94">jako </text:span>teorii<text:span text:style-name="T94">e </text:span>označena, byla sepsána <text:span text:style-name="T94">velice chaoticky</text:span>. <text:span text:style-name="T12">Dílo obsahuje neuspořádanou směs německé, francouzské a anglické politické filosofie a sociologie a neupravenou směs, která nelze bez problémů začlenit do hlavních intelektuálních tradic devatenáctého století: liberalismus, </text:span><text:soft-page-break/><text:span text:style-name="T12">konzervatismus, socialismus nebo Marxismus.(6) Když nic jiného, vypůjčil si určité prvky od každého znich. Dále Realpolitik bývala spojována s ostatními, mnohem slavnějšími autoritami, čímž byl zakrýván jeho původ a skutečný význam. Mezi hlavní patřil rakouský hrabě Metternich a pruský Otto von Bismarck, vynikaající německý státník XIX. století.</text:span></text:p>
      <text:p text:style-name="P19"><text:tab/><text:span text:style-name="T13">Spojování Realpolitiky s Metternichem je zavádějící. Bylo proti Metternichovu neliberálnímu režimu, které Rochau a jeho kolegové definovali sami před rokem 1848, když Metternichova vláda padla. Realpolitiku lze pouze spojovat s obdobím po Metternichovi, kdy tento byl mimo scénu. Souvislost Realpolitiky s Bismarckem bylo mnohem pravděpodobnější, ale stále zavádějící. Po roce 1848 byl Rochau odpůrcem pruského monarchistického režimu , v němž byl Bismarck hlavním politickým představitelem, když se v roce 1862 stal ministerským předsedou. Přesto v roce 1867, rok po tom co Prusko porazilo v krátké válce o nadvladu nad Německem Rakousko, byl Rochau jedním z mnoha liberálů (ve skutečnosti většina), kteří byli ochotni vstoupit do dočasného spojenectví s Bismarckem. Pojem Realpolitik byl částečně použit pro ospravedlnění této aliance. Brzy poté, v propletenci osudu, bylo také použito pro popsání Bismackovi zahraniční politiky. Je příznačné, nicméně, že Bismack tento termín sám nikdy nepoužil.</text:span></text:p>
      <text:p text:style-name="P17"><text:tab/><text:span text:style-name="T14">Takže kdo byl Ludwig August vo Rochau? Narodil se 20. srpna 1810 v malem městě Wolfenbuttel v dolním Sasku. To bylo v době, kdy Napoleon Bonaparte dominoval Evropě. Sasko bylo posledním z německých států, který se spojil s Napoleonem, ještě před porážkou Šesté koalice v roce 1814. To byla volba vynucená saskou zranitelnost vůči obrovským francouzským armádám, které byly vzdáleny jen několik dní chůze. Sasko také mělo tradici antifrancouského odporu, do něhož se Rochau narodil. Byl nelegitimním synem důstojníka Braunschweigských husarů, z regimentu, který byl formovaný v roce 1809 vévodou </text:span><text:span text:style-name="T41">&lt;</text:span><text:span text:style-name="T42">page_</text:span><text:span text:style-name="T48">2</text:span><text:span text:style-name="T51">2</text:span><text:span text:style-name="T47">E</text:span><text:span text:style-name="T41">&gt;&lt;</text:span><text:span text:style-name="T42">page_</text:span><text:span text:style-name="T47">2</text:span><text:span text:style-name="T51">3</text:span><text:span text:style-name="T46">S</text:span><text:span text:style-name="T41">&gt;</text:span></text:p>
      <text:p text:style-name="P33"><text:s/><text:span text:style-name="T15">z Brunswigu-Wolfenbuttelu, aby opětovně bojoval proti napoleonské okupaci, a který sehrál roli v bitvě u Waterloo v roce 1815, v které byl Napoleon podruhé adefinitivně poražen.(7)</text:span></text:p>
      <text:p text:style-name="P39"><text:tab/>Ve třech desetiletích po roce 1815, později označovaných jako Vormarz (doslova jako „návrat před březnem“ tj. před revoluční rok 1848), se v Německu vyznačovaly rozkvětem intelektuální a kulturní aktivity, šířením liberalismu, ale zejména nacionalismu. Jako mladý muž byl Ludwig August von Rochau plodem Vormarzu. Svůj dospělý život začal jako radikální politický aktivista, známý svým přátelům republikánskými a antimonarchistickými názory. Studoval právo na univerzitách v Jeně a Gottingenu, ale nikdy svá studia nedokončil a z druhé university byl později vyloučen z důvodu svých politických aktivit.</text:p>
      <text:p text:style-name="P34"><text:tab/> <text:span text:style-name="T16">Ve svém mládí trávil Rochau většinu času ve snahách <text:s/>mobilizovat své vrstevniky na podporu liberálních myšlenek, a to jak doma tak v zahraničí. Podílel se na formování Německých akademických legií na podporu Polského povstání v roce 1831. Většina jeho optimismu byla utlumena potlačeným povstáním roku 1833. Ve vazbě, po Frankfurtee Wachensturm, se dvakrát pokusil o sebevraždu, ale opakovaně byl proti své vůli zachráněn. Byl odsouzen na doživotí a ve vězení strávil tři roky než v říjnu 1836 unikl a uprchl v přestrojení do Paříže, kde strávil příští desetiletí.</text:span></text:p>
      <text:p text:style-name="P35"><text:tab/><text:span text:style-name="T17">V Paříží podobně jako mnoho dalších exulantů, Rochau pracoval jako noviář na volné noze a spisovatel. Poslal několik článků o francouzské politice zpátky do německých liberálních tiskovin ke zveřejnění. Jeho první kniha byly reportáže z ces po jižní Francii a Španělsku, které opakovaně potvrdily antiautoritářské a antikleritické myšlení, které bychom mohli očekávat od liberála poloviny XIX. století. I když se vyhýbal jakémukoliv přímému kontaktu s radikálními pařížskými kruhy, napsal v roce 1840 esej, v které vyjádřil sympatie s idejemi Charlese Fouriera, francouzským socialstickým myslitelem, který byl známý svým utopismem a vírou v potenciální produktivníní sílu společností založeném na principu kooperace. Také absorboval názorové prvky francouzské pozitivistické školy, která je spojena s Henry de Saint-Simon a Auguste Comtem, kteří dospěli k názoru, že společnost má fungovat v souladu s obecnými právními zákony. Jeho teorie Realpolitik nese známky Comteho knihy Politique Positive, která se objevila ve stejné době. Comte tvrdil, že je možné uplatňovat vědu sociálních znalostí, založenou na empirismu.(8)</text:span></text:p>
      <text:p text:style-name="P36"><text:soft-page-break/><text:span text:style-name="T17"><text:tab/>V předvečer revolucí 1848, kdy vládní autority měly jiné starosti, se Rochau vrací do Německa, do Heidelbergu do města s liberální univerzitou a zapojuje se do týmu liberálních novin Deutsche Zeitung </text:span><text:span text:style-name="T41">&lt;</text:span><text:span text:style-name="T42">page_</text:span><text:span text:style-name="T48">2</text:span><text:span text:style-name="T51">3</text:span><text:span text:style-name="T47">E</text:span><text:span text:style-name="T41">&gt;&lt;</text:span><text:span text:style-name="T42">page_</text:span><text:span text:style-name="T47">2</text:span><text:span text:style-name="T51">4</text:span><text:span text:style-name="T46">S</text:span><text:span text:style-name="T41">&gt;</text:span></text:p>
      <text:p text:style-name="P50"><text:span text:style-name="T57">&lt;</text:span><text:span text:style-name="T56">OBRAZEK&gt;</text:span><text:span text:style-name="T59">&lt;</text:span><text:span text:style-name="T58">OBRAZEK_</text:span><text:span text:style-name="T60">TEXT</text:span><text:span text:style-name="T58">&gt;</text:span></text:p>
      <text:p text:style-name="P40">Jako dvacet<text:span text:style-name="T95">i</text:span>dvoul<text:span text:style-name="T95">e</text:span>tý byl Ludwig von Rochau součástí beznadějného pokusu spustit v Německu v roce 1833 liberální revoluci, když se studenti pokusili p<text:span text:style-name="T95">ř</text:span>epadnout policejni stanici ve Frankfurtu a ziskat kontrolu nad <text:span text:style-name="T95">n</text:span>ěmeckou pokladnicí. Rochau byl <text:span text:style-name="T95">zatčen a než se </text:span>pokusil uprchnout <text:span text:style-name="T95">do Paříže </text:span>byl na tři roky uvězněn. Frankfurter Wachensturm se uskutečnil 3. dubna 1833. </text:p>
      <text:p text:style-name="P40">Reprodukce barevného dřevorytu od Francoise Georgina (1801-1863).<text:span text:style-name="T61">&lt;</text:span><text:span text:style-name="T62">OBRAZEK_</text:span><text:span text:style-name="T63">TEXT</text:span><text:span text:style-name="T62">&gt;</text:span></text:p>
      <text:p text:style-name="P41">(založených v červenci 1847). <text:span text:style-name="T18">Rochau nehrál v revoluci, která následovala v březnu 1848, přestože ji podporoval, žádnou význačnou roli. Dále neuspěl v úsilí být zvolen do Frankfurtského shromáždění, které bylo toho roku ustanoveno. Jako dopisovatel novin, zasedal ve sněmovně a předával reportáže o probíhajících diskuzích o ústavě a budoucnosti Německa, které v konečném důsledku přišla v niveč. Po té co se spojil s dalšími novinami, Augsburger Allgemeine Zeitung, se jeho reportáže o diskuzích ve sněmovně se většinou formou podobaly vyváženým reportážím. Přesto vyjadřoval sympatie s mnohými skromnými delegáty, kteří věřili, že to bylo nereálné vyloučit německou šlechtu z jákekoliv reorganizace německého politického systému. V této fázi Rochau zjemnil svůj pohled a vzdal se republikánského postoje. Začal podporovat ty delegáty, kteří chtěli nabídnout trůn Severní německé konfederace Fredericku Williamovi IV. Zde měl monacha při sjednocování Německa zastávat důležitou <text:s/>roli.</text:span><text:span text:style-name="T41">&lt;</text:span><text:span text:style-name="T42">page_</text:span><text:span text:style-name="T47">2</text:span><text:span text:style-name="T51">4</text:span><text:span text:style-name="T52">E</text:span><text:span text:style-name="T41">&gt;&lt;</text:span><text:span text:style-name="T42">page_</text:span><text:span text:style-name="T48">2</text:span><text:span text:style-name="T52">5S</text:span><text:span text:style-name="T41">&gt;</text:span><text:span text:style-name="T64">&lt;</text:span><text:span text:style-name="T65">OBRAZEK&gt;</text:span><text:span text:style-name="T61">&lt;</text:span><text:span text:style-name="T62">OBRAZEK_</text:span><text:span text:style-name="T63">TEXT</text:span><text:span text:style-name="T62">&gt;</text:span><text:span text:style-name="T96">Frankfurtský sněm byl ustanoven v znosti na německé revoluce z března 1848 a zasedal v kostele sv. Pavla v centru města. Zatímco se Ludwigu von Rochau nepodařilo být zvolen, zasedal jako novonový korespondent v předjednacích místnostech. Později obvinil delegáty „z budování vzdušných zámků“ a z politické dětinknosti, které o rok později přivodily kolaps parlametu.</text:span><text:span text:style-name="T61">&lt;</text:span><text:span text:style-name="T62">OBRAZEK_</text:span><text:span text:style-name="T63">TEXT</text:span><text:span text:style-name="T62">&gt;</text:span></text:p>
      <text:p text:style-name="P20"><text:span text:style-name="T19">Konečně v roce 1850 byl sen o německém sjednocení pod vedením Pruska zlikvidován tzv Olomouckou dohodou. Podle podmínek této dohody, kterou Prusko</text:span> <text:span text:style-name="T19">akceptovalo, byl pod vedením Rakouska opakovaně obnoven Německý spolek. Rochau zbavený iluzí, vnímal jako mnohé překážky po revoluci z roku 1848 <text:s/>jak nacionalistické tak i liberální příčiny, byl přinucen opakovaně Německo opustit, neboť absolutistická vláda opakovaně utáhla poměry se státě. (9) Liberálové byli kompletně vytlačeni.</text:span></text:p>
      <text:p text:style-name="P21"><text:tab/><text:span text:style-name="T19">Mnoho evropských liberálů strávilo většinu času mezi roky 1815 až 1848 v pevné víře, že historie je na jejich straně, i když o vládách to neplatilo. Co se pokazilo? Proč se historie, podle citátu A.J.P.Taylora „nezdařilo otočit“. Podle Rochaua vina spočívala na mužích roku 1848. Byli najivní a oklamáni, a to na úkor liberálních a nacionaistických cílů. V filosofických termínech hovořili o své ideální představě politického systému, zatímco se tektonitské vrstvy německé politiky se hřmotem posunuli pod jejich nohama.</text:span></text:p>
      <text:p text:style-name="P37"><text:bookmark-start text:name="__DdeLink__6694_1253587385"/><text:span text:style-name="T41">&lt;</text:span><text:span text:style-name="T42">page_</text:span><text:span text:style-name="T48">2</text:span><text:span text:style-name="T52">5</text:span><text:span text:style-name="T47">E</text:span><text:span text:style-name="T41">&gt;&lt;</text:span><text:span text:style-name="T42">page_</text:span><text:span text:style-name="T48">2</text:span><text:span text:style-name="T53">6</text:span><text:span text:style-name="T52">S</text:span><text:span text:style-name="T41">&gt;</text:span><text:bookmark-end text:name="__DdeLink__6694_1253587385"/><text:span text:style-name="T97">Snili o nástavbách, ale zapomeuli na základnu. „Práce, která byla zahájena s bezcílným nadšením a byla uskutečněna s přecenění vlastních schopností končících s ostudou a bezprávím,“ jak později napsal (10).</text:span></text:p>
      <text:p text:style-name="P22"><text:tab/><text:span text:style-name="T98">V celé Evropě se uskutečnily podobné scénáře. Evropský rok bouří 1848 se stal známým pod <text:s/>přeziravě pohrdlivým označením jako „revoluce intelektuálů“, jak ji definoval </text:span><text:bookmark-start text:name="__DdeLink__4642_1253587385"/><text:span text:style-name="T98">Louis Amier</text:span><text:bookmark-end text:name="__DdeLink__4642_1253587385"/><text:span text:style-name="T98"> britský historik polského původu. Revolucionáři se zmýlili ve způsobu uchopení moci nad ozbrojenými složkami a státním bohatstvím, které nechali bez povšimnutí, pouze zanechali svůk otisk „ve světě idejí.“ Liberální elityy nedokázaly na svoji stranu strhnout masy. Mimo města, velká část rolnictva zůstala opatrnou, konzervatívní a loajální k církvi a panovníkovi. Francouzská revoluce z roku 1789 a Ruská revoluce z roku 1917 trpěly po svém vzplanutí konvergencí velkých revolučních sil. Sřesně naopak „revoluce intelektuálů“ se vyčerpaly aniž dosáhly jediného ze svých cílů a byly poraženy, jak to definnoval Namier, „díky propletenci vlastní arogance a idealismu.“(11)</text:span></text:p>
      <text:p text:style-name="P22"><text:tab/><text:span text:style-name="T20">Události roku 1848 poukázaly na intelektuální revoluci ještě i v jiném smyslu. Napříč celou </text:span><text:soft-page-break/><text:span text:style-name="T20">Evropou, nová generace myslitelů se začala v hlubší formě zajímat o procesym historických změn. Jak Namier napsal, mnoho účastníků těchto neúspěšných revolucí došla k poznání jak dělat svoje záležitosti lépe („vskutku lépe, než mnoho historiků , kteří o těchto problémech do té doby psalo). Pochopili, že státy nemohou být vytvořeny nebo zničeny elegantními řečmi nebo většinovým přáním. . Namísto toho jim došlo, že „národy je možné osvobodit, sjednotit nebo zlomit krví a železem, a nikoli velkomyslným aplikováním svobody a rajčatovou šťávou: násilí je nástroj národních hnutí.“(12) Neni žádným překvapením, že rok 1848 byl podnětem pro nou vlnu filosofických názorů o radikálních změnách, pro revoluční socialismus, anarchismus a dokonce i pro techniky moderního terorismu, jako kult krvavé oběti pro „propagada činu.“(13)</text:span></text:p>
      <text:p text:style-name="P23"><text:tab/><text:span text:style-name="T21">V Komunistickém manifestu, který byl zveřejněn v roce 1848, Karel Marx a Frederick Engels tvrdí, že buržoasní revoluce byla jen dalším krokem v historickém vývoji. Byla to nová skutečnost, kdy tento obrat vyžadoval určitá vysvětlení. Engels řešil tyto otázky v sérii článků pro New York Tribune v roce 1851, zatímco Marx napsal jednu ze svých nejznámnějších esejí, případovou studii kolapsu Druhé republiky ve Francii a nástup Ludvíka Napoleona jako císaře, která byla publikována 1852. „Lidé tvoří vlastní historii,“ jak Marx skvěle uvádí „t</text:span><text:bookmark-start text:name="__DdeLink__6692_1253587385"/><text:span text:style-name="T21">he Eighteenth Brumaire of Louis Napoleon</text:span><text:bookmark-end text:name="__DdeLink__6692_1253587385"/><text:span text:style-name="T21">“, ale nedělají to co se jim zlíbí: nekonají na zákládě vlastní volby </text:span><text:span text:style-name="T41">&lt;</text:span><text:span text:style-name="T42">page_</text:span><text:span text:style-name="T48">2</text:span><text:span text:style-name="T54">6</text:span><text:span text:style-name="T47">E</text:span><text:span text:style-name="T41">&gt;&lt;</text:span><text:span text:style-name="T42">page_</text:span><text:span text:style-name="T48">2</text:span><text:span text:style-name="T54">7</text:span><text:span text:style-name="T52">S</text:span><text:span text:style-name="T41">&gt;</text:span><text:span text:style-name="T99">, ale za okolností, které již existují, a které jsou dané a přenášené z minulosti.(14)“.</text:span></text:p>
      <text:p text:style-name="P24"><text:tab/>Podle Marxe, buržoasní revoluce, <text:span text:style-name="T100">jako </text:span>byly <text:span text:style-name="T100">ty </text:span>v roce 1848 <text:span text:style-name="T100">půobily na ně jako </text:span>vzor. Z<text:span text:style-name="T100">počátku revoluční bouře rychle postupovaly </text:span>od úspěchu k úspěchu, <text:span text:style-name="T22">jejich dramatické účinky se navzájem překonávaly, kdy lidé a věci se mají podobu třpytivých diamantů, a nadšení je na denním pořádku.“ Zpočátku, oni "bouře rychle od úspěchu k úspěchu, tam dramatické efekty předčit každého jiný, muži a věci se zdají být nastavena v šumivé diamanty, extáze je na denním pořádku." Ve vrcholném vzrušení ale revolucionáři <text:s/>nedokázali odhadnout jejich slabost. Vzali „útočiště ve víru v zázraky, věřili, že nepřítel musí být poražen, a stačí kouzelná představa, aby byl odstraněn.“ Jejich idealismus byl slepý. Vyměnily „veškeré chápání přítomnosti za neaktivní glorifikace budoucnosti, která je připravena nadosah a včetně skutků, které měli na mysli, ale nebyla vůle je uskutečnit. Státní převrat Ludvíka Napoleona v prosinci 1851, který jednoduše rozpustil Francouzské Národní shromáždění, udeřil na ně jako blesk z čistého nebe. Úspěchy liberálně buržoazních revolucí měly nevyhnutelně krátký život. Brzy „dosáhly svého zenitu a pocitu kocoviny (v originále Katzenjammer, jako bretot kočky, kdy se často tento výraz používá pro vyjádření pocitu kocoviny.) a zabrzdily společnosti aby se naučila střízlivě se přizpůsobovat výsledkům svých vlastních bouří a stresovým obdobím.“</text:span></text:p>
      <text:p text:style-name="P25"><text:tab/>„<text:span text:style-name="T101">Osmnástý Brumaire“ je nyní cchápán jako základní text historického materialismu , který ale neodmítá úlohu jednotlivce nebo roli ideje. V Marxově interpretaci jsou všechny vzjemně propojeny. Politické ideje byly rexlexí sociálně-ekonomických základů společnosti. „Jakmile za daných sociálních podmínek existují různé formy vlastnictví, potom narůstá celá nadstavba zřetelných a odlišně formulovaných názorů a iluzí, <text:s/>a způsobů myšlení a podledů na život“, vysvětluje Marx.V zemědělských oblastech Francie, například, byla jen málá chuť k občanskému republikánskému pohledu na svobodu definovanou liberální buržoasií. Z tohoto důvodu bylo důležité zacházet s politickou rétorikou s pečlivým rozlišením „ frází a rozmarů stran od jejich skutečného organismu a jejich skutených zájmů, jejich pojetí jich samotných ve stávající realitě“ (15) Ludwig von Rochau nikdy nezmínil Marxe přímo, protože si od něj vypůjčoval řadu myšlenek. Verze Marxova tvrzení, že myšlenky oddělené od společenských sil jsou pouhé „iluze“, vytvořily další ze základních pouček Realpolitiky.</text:span></text:p>
      <text:p text:style-name="P45"><text:tab/>Diskuze o ro<text:span text:style-name="T102">ce</text:span> 1848 mohl<text:span text:style-name="T102">y</text:span> <text:span text:style-name="T102">rezonovat </text:span>ještě dlouho d<text:span text:style-name="T102">o</text:span> budoucnosti. Anglický historik E.H.Car<text:span text:style-name="T102">r</text:span> <text:span text:style-name="T102">tvrdil</text:span>, <text:span text:style-name="T102">ž</text:span>e to co se objevilo v <text:span text:style-name="T102">Evropě v tomto okamžiku</text:span>, <text:span text:style-name="T102">s kombinací </text:span>renesance a osvícen<text:span text:style-name="T102">stv</text:span>í, byl „sňatek Utopi<text:span text:style-name="T102">e </text:span>a Ku<text:span text:style-name="T102">ltu </text:span>Rozumu.“ K tomu se přidal<text:span text:style-name="T41">&lt;</text:span><text:span text:style-name="T42">page_</text:span><text:span text:style-name="T48">2</text:span><text:span text:style-name="T54">7</text:span><text:span text:style-name="T55">E</text:span><text:span text:style-name="T41">&gt;&lt;</text:span><text:span text:style-name="T42">page_</text:span><text:span text:style-name="T48">2</text:span><text:span text:style-name="T55">8</text:span><text:span text:style-name="T52">S</text:span><text:span text:style-name="T41">&gt;</text:span><text:span text:style-name="T103">vliv romantismu na počátku XIX. století , které „přispělo se svojí dávkou povzbuzení a inspirace pro utopické vize osvobození člověka od škrtícího prostředí.“</text:span></text:p>
      <text:p text:style-name="P42"><text:tab/><text:span text:style-name="T104">Na konci osumnáctého a na začátku devatenáctého století se utopistická tradice rozdělila do </text:span><text:soft-page-break/><text:span text:style-name="T104">dvou proudů. První zahrnující Jean-Jacques Rousseau, jakobíny, Charlese Fourier a Roberta Owena, spatřovala pokrok především v obecných morálních hlediscích, jako vítězství cnosti. Druhý proud s Carrem, Annou-Robert-Jacques Turgot, Marquis de Condorcet a hraběm de Saint-Simon, viděli pokrok především v ekonomických a technických názorech, v růstu produktivity a v šíření vědeckého poznání. Carr tvrdil, že Marx synteticky spojil tyto dvě tendence ve svém Komunistickém manifestu z roku 1848. Neúspěch roku 1848 nicméně „vytvořil klimat nepříznivého pro jakýkoliv utopismus.“ Tak aniž by Rochau přímo zmíňoval, Carr sledoval jak se po roce 1848 „věk Realpolitik . . . nastaven.“ Liberálové, radikálové a dokonce i socialisté „začali uvažovat o tom co bylo prakticky možné, spíše než o tom co bylo v ideálním případě požadováno.“ (16)</text:span></text:p>
      <text:p text:style-name="P46"><text:tab/>Rochau věřil, <text:span text:style-name="T105">že a</text:span>by bylo možno <text:span text:style-name="T105">čehokoliv </text:span>v budoucnu dosáhnout, <text:s/>budou muset <text:span text:style-name="T105">n</text:span>ěmečtí liberálové <text:span text:style-name="T105">dosáhnout </text:span>opravdové<text:span text:style-name="T105">ho</text:span> pochopení materiální základny politiky XIX. století. <text:span text:style-name="T105">Přesto skutečná </text:span>Realpolitik, jak uvidíme, byla víc jak čistý materialism<text:span text:style-name="T105">us</text:span>, <text:span text:style-name="T105">a </text:span>ani <text:span text:style-name="T105">to </text:span>nebyl<text:span text:style-name="T105">o</text:span> <text:span text:style-name="T105">prosté </text:span>umění možného v politice, nebo akcept<text:span text:style-name="T105">ace </text:span>stávajících politických podmínek. Prvek utopie marxismu a socialismu v roce 1848 zcela uha<text:span text:style-name="T106">šen nebyl.</text:span> Dál přežíval, zejména v pracech Engelse, a částečně v událostech jakými byla Pařížská Komuna v roce 1871. (17) Stejným způsobem <text:span text:style-name="T106">jak se </text:span>skutečná Realpolitik vyvarovala <text:span text:style-name="T106">liberálního </text:span>utopismu, se <text:span text:style-name="T106">nedokázala </text:span>vyvarova<text:span text:style-name="T106">t svého </text:span>liberálního idealismu. Vytrvale se přidržovala vize budoucnosti a <text:span text:style-name="T107">budování </text:span>návodu jak dosáhnout cíle, než fatalistického akceptování světa takového jaký je.</text:p>
      <text:p text:style-name="P43"><text:tab/><text:span text:style-name="T23">Na počátku padesátých let XIX. století, vyhlídky německého liberalismu vypadaly bledě. Podle Marxova spolupracovníka a spoluautora Engelse, liberální revolucionáři byli „v Německu vážně potlačeni než v kterékoliv jiné zemi.“ </text:span><text:span text:style-name="T24">Byl</text:span><text:span text:style-name="T26">i</text:span><text:span text:style-name="T24"> „</text:span><text:span text:style-name="T26">potlačeni</text:span><text:span text:style-name="T24">, zlomen</text:span><text:span text:style-name="T26">i</text:span><text:span text:style-name="T24">, vyloučeny ze všech úřadů v každém z německých států, rozehnán</text:span><text:span text:style-name="T26">i</text:span><text:span text:style-name="T24">, potupen</text:span><text:span text:style-name="T26">i</text:span><text:span text:style-name="T24"> a překřičen</text:span><text:span text:style-name="T26">i</text:span><text:span text:style-name="T24"> v Ústředním německém parlamentu.“ „Politický liberalismus, </text:span><text:span text:style-name="T26">jako </text:span><text:span text:style-name="T24">základní pravidlo buržoasie, byl </text:span><text:span text:style-name="T26">ať již v rámci m</text:span><text:span text:style-name="T24">onarchi</text:span><text:span text:style-name="T26">e </text:span><text:span text:style-name="T24">nebo </text:span><text:span text:style-name="T26">v r</text:span><text:span text:style-name="T24">epublikánsk</text:span><text:span text:style-name="T26">é </text:span><text:span text:style-name="T24">form</text:span><text:span text:style-name="T26">ě </text:span><text:span text:style-name="T24">vládnutí, v Německu </text:span><text:span text:style-name="T26">zcela nemožný</text:span><text:span text:style-name="T24">,“ napsal Engels v New York Tribune. (18)</text:span></text:p>
      <text:p text:style-name="P44"><text:span text:style-name="T24"><text:tab/>Jak Rochau brzo </text:span><text:span text:style-name="T26">zjistil</text:span><text:span text:style-name="T24">, </text:span><text:span text:style-name="T26">jeho </text:span><text:span text:style-name="T24">obraz kdekoliv v Evropě nebyl </text:span><text:span text:style-name="T26">zvlášť </text:span><text:span text:style-name="T25">povzbu</text:span><text:span text:style-name="T26">divý</text:span><text:span text:style-name="T25">. Po svém opakovaném útěku z Německa roce 1850, </text:span><text:span text:style-name="T66">&lt;</text:span><text:span text:style-name="T67">page_</text:span><text:span text:style-name="T68">2</text:span><text:span text:style-name="T69">8</text:span><text:span text:style-name="T71">E</text:span><text:span text:style-name="T66">&gt;&lt;</text:span><text:span text:style-name="T67">page_</text:span><text:span text:style-name="T68">2</text:span><text:span text:style-name="T71">9</text:span><text:span text:style-name="T70">S</text:span><text:span text:style-name="T66">&gt;</text:span><text:span text:style-name="T108">se vrátil do Paříže a to právě v okamžiku, kdy se stal svědkem zhroucení Francouzské revoluce jako celku. (19) Doufal, že rozumí tomu co zažil, začal pracovat na historii Francouzské politiky od roku 1848 až po státní převrat Ludvíka Napoleona. (20) Tato kniha byla na rozdíl od Marxova Osmnáctý Brumaire (Eighteenth Brumaire) zpracována ve formě vyprávění o základních událostech, a kde se anglický recezent věnoval „živému odkazu“ jeho popisů. Va fázi odhalování, Rochauovy kapitoly neobsahují „ani stopy po stylu kouzelných luceren, ani žádné přikrašlování nebo zveličování francouzských událostí. ale jsou poznamenané důstojnou, střízlivou a pravdivou věcností, v německém stylu, věrností ke skutečnosti, bez německé přemíry reflexe a teoretizování. (21)</text:span></text:p>
      <text:p text:style-name="P26"><text:tab/>Rochauova životní zkušenost <text:span text:style-name="T109">života </text:span>mimo jeho rodné Německo přidala další vrstvu <text:span text:style-name="T109">k </text:span>jeho politickému chápání. Současně <text:span text:style-name="T110">to </text:span>zvýš<text:span text:style-name="T110">ilo </text:span>jeho smyslu <text:span text:style-name="T110">chápání vnitrostátních </text:span>okolnost<text:span text:style-name="T110">í</text:span> <text:span text:style-name="T110">podmiňujících mnohé </text:span>politick<text:span text:style-name="T110">é</text:span> výsledk<text:span text:style-name="T110">y</text:span>. <text:span text:style-name="T111">Současně t</text:span>aké cestoval <text:span text:style-name="T111">po </text:span>jižní Franci<text:span text:style-name="T111">i</text:span> a <text:span text:style-name="T111">po </text:span>Španělsk<text:span text:style-name="T111">u</text:span>. <text:span text:style-name="T111">Dále </text:span>navštívil Itálii, kde <text:span text:style-name="T111">odhalil nejasnosti </text:span>ze série neúspěšných liberálně nacionalistických revolucí. V roce 1851 publikoval zprávy ze svých cest, které byly přeloženy do angličtiny.</text:p>
      <text:p text:style-name="P51"><text:span text:style-name="T33"><text:tab/></text:span><text:span text:style-name="T27">Z větší části </text:span><text:span text:style-name="T35">jeho </text:span><text:span text:style-name="T36">kniha</text:span><text:span text:style-name="T27"> „Cestování po městech Itálie“ </text:span><text:span text:style-name="T36">(</text:span><text:span text:style-name="T27">„</text:span><text:span text:style-name="T28">Wandering in the Cities of Italy“</text:span><text:span text:style-name="T29">)</text:span><text:span text:style-name="T27"> obsah</text:span><text:span text:style-name="T36">oval </text:span><text:span text:style-name="T27">pozorování počasí, krajiny, jídla a umění a </text:span><text:span text:style-name="T36">zábavné až </text:span><text:span text:style-name="T27">unavujících komentářů jeho spolucestujících, </text:span><text:span text:style-name="T36">kterými </text:span><text:span text:style-name="T27">byl Angličan se svými dvěma dcerami, jeden Němec a skupina Švýcarů a </text:span><text:span text:style-name="T36">nádherný </text:span><text:span text:style-name="T27">pár z Paříže. V předmluvě p</text:span><text:span text:style-name="T37">r</text:span><text:span text:style-name="T27">o anglické čtenáře </text:span><text:span text:style-name="T37">p</text:span><text:span text:style-name="T27">řekladatel </text:span><text:span text:style-name="T37">poznamenal</text:span><text:span text:style-name="T27">, že Rochau </text:span><text:span text:style-name="T37">ne</text:span><text:span text:style-name="T27">byl „</text:span><text:span text:style-name="T37">zaujatý </text:span><text:span text:style-name="T27">žádnou teorií politick</text:span><text:span text:style-name="T37">y </text:span><text:span text:style-name="T27">nebo umění, nevstupuje do žádných hlubokých diskusí, ani klasických ani estetických“ a byl „</text:span><text:span text:style-name="T37">zábavně </text:span><text:span text:style-name="T27">úzkostlivý v popírání charakterů poznaných cestujících, kteří </text:span><text:span text:style-name="T37">trpěli</text:span><text:span text:style-name="T27"> podobně jako většina </text:span><text:span text:style-name="T37">jeho vzdělaných krajanů už od mládí </text:span><text:span text:style-name="T27">předávkování</text:span><text:span text:style-name="T37">m</text:span><text:span text:style-name="T27"> klasickým vzdělání.“ Vyjímečně se vyskytují krátké záblesky hlubšího politického pohledu. </text:span><text:span text:style-name="T37">Nicméně k</text:span><text:span text:style-name="T27">dyž vstoupil spolu s „nebezpečnými Švýcarskými republikány“ do Rakouskem kontrolavé Lombardie </text:span><text:span text:style-name="T37">neodpustil si poznámku, že </text:span><text:span text:style-name="T27">jako „obča</text:span><text:span text:style-name="T30">n ústavního Německa</text:span><text:span text:style-name="T37">je a vlastně </text:span><text:span text:style-name="T30">nejméně škod</text:span><text:span text:style-name="T37">livý dvounožec </text:span><text:span text:style-name="T30">na zemi,“ </text:span><text:soft-page-break/><text:span text:style-name="T30">pravděpodobně </text:span><text:span text:style-name="T37">nevyvolá žádnou pozornost úřadů. Dále p</text:span><text:span text:style-name="T30">opsal konverzaci se starým sardinským plukovníkem, který neměl pochop</text:span><text:span text:style-name="T37">ení pro </text:span><text:span text:style-name="T30">ideu italského sjednocení, které bylo v narůstající míře populární mezi mládeží. „Válka bez jed</text:span><text:span text:style-name="T37">i</text:span><text:span text:style-name="T30">n</text:span><text:span text:style-name="T37">ého v</text:span><text:span text:style-name="T30">elitele, který by </text:span><text:span text:style-name="T37">ji </text:span><text:span text:style-name="T30">v</text:span><text:span text:style-name="T37">edl</text:span><text:span text:style-name="T30">, spolu s důstojníky, kteří jsou dobře obeznámeni s teorií nikoliv praxí, </text:span><text:span text:style-name="T37">a </text:span><text:span text:style-name="T30">kteří znají </text:span><text:span text:style-name="T37">jen </text:span><text:span text:style-name="T30">mapu krajiny,“ popudlivě vysvětloval plukovník, v pohledu který </text:span><text:span text:style-name="T37">n</text:span><text:span text:style-name="T31">aznačoval některé z Rochauových vlastních argumentů, </text:span><text:span text:style-name="T37">byl i</text:span><text:span text:style-name="T31">talský regionalismus obdivovatelným rysem italského </text:span><text:span text:style-name="T37">národního </text:span><text:span text:style-name="T31">charakteru, ale jak napsal Rochau, „</text:span><text:span text:style-name="T37">bohužel</text:span><text:span text:style-name="T31"> celá historie dokazuje, a </text:span><text:span text:style-name="T32">ptotože je třeba se </text:span><text:span text:style-name="T37">toho </text:span><text:span text:style-name="T32">obávat, co </text:span><text:span text:style-name="T37">nastane </text:span><text:span text:style-name="T32">v budoucnosti, </text:span><text:span text:style-name="T37">může být </text:span><text:span text:style-name="T32">extrémně aktivní </text:span><text:span text:style-name="T72">&lt;</text:span><text:span text:style-name="T73">page_</text:span><text:span text:style-name="T74">2</text:span><text:span text:style-name="T77">9</text:span><text:span text:style-name="T75">E</text:span><text:span text:style-name="T72">&gt;&lt;</text:span><text:span text:style-name="T73">page_</text:span><text:span text:style-name="T77">30</text:span><text:span text:style-name="T76">S</text:span><text:span text:style-name="T72">&gt;</text:span><text:span text:style-name="T32">příč</text:span><text:span text:style-name="T37">inou roz</text:span><text:span text:style-name="T32">dělení a </text:span><text:span text:style-name="T37">politické </text:span><text:span text:style-name="T32">impotence.“ </text:span><text:span text:style-name="T78">END</text:span></text:p>
      <text:p text:style-name="P47"><text:tab/>P<text:span text:style-name="T112">ozorné </text:span>čtení Wanderings in the Cities of Italy také odhaluje <text:span text:style-name="T112">záblesky</text:span> Rochauova pesimismu ohledně budoucnosti liberálního nacionalismu v Německu. Sjednocení, jak napsal, byla cen<text:span text:style-name="T112">ou, kdy „se </text:span>mohl <text:span text:style-name="T112">stát </text:span>vítěz<text:span text:style-name="T112">em v současném </text:span>Německu, ale vítěz<text:span text:style-name="T112">em se nestane</text:span>.“ Jeho vlastní pohled na monarchii zůstal kritický. <text:span text:style-name="T112">Narůstající </text:span>populiarita Fridricha Viléma upadla do <text:span text:style-name="T112">kategorie </text:span>„pochybné hodnoty popularity a názoru mas <text:span text:style-name="T112">národa</text:span>.“ <text:span text:style-name="T112">Což </text:span>by nemělo být ignorováno. <text:span text:style-name="T34">(22)</text:span></text:p>
      <text:p text:style-name="P47"><text:span text:style-name="T34"><text:tab/></text:span><text:span text:style-name="T39">Následky roku 1848 dokázaly, že monarchismus zůstal v Německu extrémně mocnou silou. </text:span><text:span text:style-name="T34">Byl to čas, kdy se Rochauovi krajané také začali vracet </text:span><text:span text:style-name="T38">do současné </text:span><text:span text:style-name="T34">re</text:span><text:span text:style-name="T38">ality</text:span><text:span text:style-name="T34">. Na konci roku 1851 se vrací do Heidelbergu, a opět </text:span><text:span text:style-name="T38">obrací </text:span><text:span text:style-name="T34">svoj</text:span><text:span text:style-name="T38">u</text:span><text:span text:style-name="T34"> pozornost k německé otázce. V roce 1852 publikoval esej „Geschichte des deutschen Landes und Volkes“ (Historie německých zemí a národ</text:span><text:span text:style-name="T38">ů</text:span><text:span text:style-name="T34">), v které analyzuje chyby </text:span><text:span text:style-name="T38">selhání</text:span><text:span text:style-name="T34"> </text:span><text:span text:style-name="T38">ústavního </text:span><text:span text:style-name="T34">projektu sna</text:span><text:span text:style-name="T38">hy </text:span><text:span text:style-name="T34">dosáhnout sjednocení Německa. </text:span><text:span text:style-name="T38">(24) </text:span><text:span text:style-name="T34">Ale to byla pouh</text:span><text:span text:style-name="T38">ou </text:span><text:span text:style-name="T34">předehr</text:span><text:span text:style-name="T38">ou </text:span><text:span text:style-name="T34">k jeho hlavní práci, která se měla objevit v příštím roce.</text:span></text:p>
      <text:p text:style-name="P27">E_30</text:p>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text-properties fo:language="cs" fo:country="CZ" officeooo:rsid="006d167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5T10:19:23.859000000</meta:creation-date>
    <meta:generator>LibreOffice/5.1.4.2$Windows_x86 LibreOffice_project/f99d75f39f1c57ebdd7ffc5f42867c12031db97a</meta:generator>
    <dc:date>2016-08-19T11:11:48.534000000</dc:date>
    <meta:editing-duration>P1DT19H45M37S</meta:editing-duration>
    <meta:editing-cycles>175</meta:editing-cycles>
    <meta:document-statistic meta:table-count="0" meta:image-count="0" meta:object-count="0" meta:page-count="8" meta:paragraph-count="59" meta:word-count="4470" meta:character-count="31663" meta:non-whitespace-character-count="27204"/>
  </office:meta>
</office:document-meta>
</file>